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Таблица1" style:family="table">
      <style:table-properties style:width="17.09cm" table:align="margins" style:writing-mode="lr-tb"/>
    </style:style>
    <style:style style:name="Таблица1.A" style:family="table-column">
      <style:table-column-properties style:column-width="4.272cm" style:rel-column-width="16383*"/>
    </style:style>
    <style:style style:name="Таблица1.A1" style:family="table-cell">
      <style:table-cell-properties style:writing-mode="page"/>
    </style:style>
    <style:style style:name="P1" style:family="paragraph" style:parent-style-name="Standard" style:master-page-name="First_20_Page">
      <style:paragraph-properties fo:text-align="center" style:justify-single-word="false" fo:text-indent="1.251cm" style:auto-text-indent="false" style:page-number="1"/>
      <style:text-properties fo:language="ru" fo:country="RU" officeooo:rsid="001b0027" officeooo:paragraph-rsid="001f7f93"/>
    </style:style>
    <style:style style:name="P2" style:family="paragraph" style:parent-style-name="Standard">
      <style:paragraph-properties fo:text-align="center" style:justify-single-word="false" fo:text-indent="1.251cm" style:auto-text-indent="false"/>
      <style:text-properties fo:language="ru" fo:country="RU" officeooo:rsid="001b0027" officeooo:paragraph-rsid="001f7f93"/>
    </style:style>
    <style:style style:name="P3" style:family="paragraph" style:parent-style-name="Standard">
      <style:paragraph-properties fo:text-align="center" style:justify-single-word="false" fo:text-indent="1.251cm" style:auto-text-indent="false"/>
      <style:text-properties fo:language="ru" fo:country="RU" officeooo:rsid="000c750e" officeooo:paragraph-rsid="001f7f93"/>
    </style:style>
    <style:style style:name="P4" style:family="paragraph" style:parent-style-name="Standard">
      <style:paragraph-properties fo:text-align="center" style:justify-single-word="false" fo:text-indent="1.251cm" style:auto-text-indent="false"/>
    </style:style>
    <style:style style:name="P5" style:family="paragraph" style:parent-style-name="Standard">
      <style:paragraph-properties fo:text-align="center" style:justify-single-word="false" fo:text-indent="1.251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end" style:justify-single-word="false" fo:text-indent="1.251cm" style:auto-text-indent="false"/>
      <style:text-properties officeooo:paragraph-rsid="001f7f93"/>
    </style:style>
    <style:style style:name="P7" style:family="paragraph" style:parent-style-name="Standard">
      <style:paragraph-properties fo:text-align="end" style:justify-single-word="false" fo:text-indent="1.251cm" style:auto-text-indent="false"/>
      <style:text-properties officeooo:rsid="002ca9b5" officeooo:paragraph-rsid="002ca9b5"/>
    </style:style>
    <style:style style:name="P8" style:family="paragraph" style:parent-style-name="Standard">
      <style:paragraph-properties fo:text-align="end" style:justify-single-word="false" fo:text-indent="1.251cm" style:auto-text-indent="false"/>
      <style:text-properties fo:language="ru" fo:country="RU" officeooo:rsid="000c750e"/>
    </style:style>
    <style:style style:name="P9" style:family="paragraph" style:parent-style-name="Standard">
      <style:paragraph-properties fo:text-align="end" style:justify-single-word="false" fo:text-indent="1.251cm" style:auto-text-indent="false"/>
      <style:text-properties officeooo:paragraph-rsid="001bcb8d"/>
    </style:style>
    <style:style style:name="P10" style:family="paragraph" style:parent-style-name="Standard">
      <style:paragraph-properties fo:text-align="center" style:justify-single-word="false" fo:text-indent="1.251cm" style:auto-text-indent="false"/>
      <style:text-properties officeooo:paragraph-rsid="000c750e"/>
    </style:style>
    <style:style style:name="P11" style:family="paragraph" style:parent-style-name="Standard">
      <style:paragraph-properties fo:margin-top="0cm" fo:margin-bottom="0.353cm" style:contextual-spacing="false" fo:text-align="center" style:justify-single-word="false" fo:text-indent="1.251cm" style:auto-text-indent="false" fo:break-before="page"/>
    </style:style>
    <style:style style:name="P12" style:family="paragraph" style:parent-style-name="Contents_20_1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0cm" fo:text-indent="0cm" style:auto-text-indent="false"/>
      <style:text-properties fo:language="ru" fo:country="RU" officeooo:rsid="002521b9" officeooo:paragraph-rsid="002521b9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Times New Roman" fo:language="ru" fo:country="RU" officeooo:rsid="004717f9" officeooo:paragraph-rsid="0055d8ec"/>
    </style:style>
    <style:style style:name="P16" style:family="paragraph" style:parent-style-name="Standard">
      <style:paragraph-properties fo:text-align="justify" style:justify-single-word="false"/>
      <style:text-properties style:font-name="Times New Roman" fo:language="ru" fo:country="RU" officeooo:rsid="004717f9" officeooo:paragraph-rsid="0055d8ec"/>
    </style:style>
    <style:style style:name="P17" style:family="paragraph" style:parent-style-name="Table_20_Contents">
      <style:paragraph-properties fo:text-align="center" style:justify-single-word="false"/>
      <style:text-properties officeooo:rsid="0057358f" officeooo:paragraph-rsid="0057358f"/>
    </style:style>
    <style:style style:name="P18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264d6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5d8ec" style:font-weight-asian="bold" style:font-weight-complex="bold"/>
    </style:style>
    <style:style style:name="T4" style:family="text">
      <style:text-properties officeooo:rsid="0055d8ec"/>
    </style:style>
    <style:style style:name="T5" style:family="text">
      <style:text-properties officeooo:rsid="000c750e"/>
    </style:style>
    <style:style style:name="T6" style:family="text">
      <style:text-properties fo:language="ru" fo:country="RU" officeooo:rsid="00287433"/>
    </style:style>
    <style:style style:name="T7" style:family="text">
      <style:text-properties fo:language="ru" fo:country="RU" officeooo:rsid="001bcb8d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c750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Федеральное государственное автономное образовательное учреждение высшего образования</text:span> «Национальный Исследовательский Университет ИТМО»</text:p>
      <text:p text:style-name="P2"/>
      <text:p text:style-name="P3">Факультет Программной инженерии и Компьютерной техники</text:p>
      <text:p text:style-name="P4"/>
      <text:p text:style-name="P4"><text:line-break/><text:line-break/><text:span text:style-name="T2">Лабораторная работа №</text:span><text:span text:style-name="T3">4</text:span></text:p>
      <text:p text:style-name="P5">Синтез помехоустойчивого кода </text:p>
      <text:p text:style-name="P5">Вариант № <text:span text:style-name="T4">127</text:span></text:p>
      <text:p text:style-name="P6"><text:line-break/></text:p>
      <text:p text:style-name="P7"/>
      <text:p text:style-name="P6"/>
      <text:p text:style-name="P6"/>
      <text:p text:style-name="P6"><text:line-break/>Выполнил: студент гр. <text:span text:style-name="T5">P3109</text:span></text:p>
      <text:p text:style-name="P8">Сиромашенко Владислав Романович</text:p>
      <text:p text:style-name="P9"><text:line-break/>Пр<text:span text:style-name="T6">оверила</text:span>: </text:p>
      <text:p text:style-name="P9"><text:span text:style-name="T7">Малышева Татьяна Алексеевна</text:span><text:line-break/></text:p>
      <text:p text:style-name="P10"/>
      <text:p text:style-name="P10"><text:line-break/><text:span text:style-name="T8"> </text:span><text:span text:style-name="T9">Санкт-Петербург </text:span>2025</text:p>
      <text:p text:style-name="P11">Содержание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_Toc906_1816761508" office:name="Задание" text:style-name="Index_20_Link" text:visited-style-name="Index_20_Link">Задание<text:tab/>3</text:a></text:p>
        </text:index-body>
      </text:table-of-content>
      <text:p text:style-name="P13"/>
      <text:h text:style-name="P14" text:outline-level="1"><text:bookmark-start text:name="__RefHeading___Toc906_1816761508"/>Задание<text:bookmark-end text:name="__RefHeading___Toc906_1816761508"/></text:h>
      <text:list text:style-name="L1">
        <text:list-item>
          <text:p text:style-name="P15">Определить номер варианта как остаток деления на 132 своего идентификационного номера в ISU: например, 125598 / 132 = 16. В случае, если в обоих указанных днях недели нет занятий, то увеличить номер варианта на восемь. В случае, если занятий нет и в новом наборе дней, то продолжать увеличивать на восемь. </text:p>
        </text:list-item>
        <text:list-item>
          <text:p text:style-name="P15">Изучить форму Бэкуса-Наура.</text:p>
        </text:list-item>
        <text:list-item>
          <text:p text:style-name="P15">Изучить основные принципы организации формальных грамматик.</text:p>
        </text:list-item>
        <text:list-item>
          <text:p text:style-name="P15">Изучить особенности языков разметки/форматов JSON, RON, HCL, YAML, TOML, INI, XML.</text:p>
        </text:list-item>
        <text:list-item>
          <text:p text:style-name="P15">Понять устройство страницы с расписанием на примере расписания лектора: <text:a xlink:type="simple" xlink:href="https://itmo.ru/ru/schedule/3/125598/raspisanie_zanyatiy.htm" text:style-name="Internet_20_link" text:visited-style-name="Visited_20_Internet_20_Link">https://itmo.ru/ru/schedule/3/125598/raspisanie_zanyatiy.htm</text:a></text:p>
        </text:list-item>
        <text:list-item>
          <text:p text:style-name="P15">Исходя из структуры расписания конкретного дня, сформировать файл с расписанием в формате, указанном в задании в качестве исходного. При этом необходимо, чтобы хотя бы в одной из выбранных дней было не менее двух занятий (можно использовать своё персональное). В случае, если в данный день недели нет таких занятий, то увеличить номер варианта ещё на восемь.</text:p>
        </text:list-item>
        <text:list-item>
          <text:p text:style-name="P15">Обязательное задание (позволяет набрать до 50 процентов от максимального числа баллов БаРС за данную лабораторную). Написать программу на языке Python 3.x или любом другом, которая: • осуществляет парсинг и конвертацию исходного файла в бинарный объект (=десериализацию); • для решения задачи использует формальные грамматики; то есть ваш код должен уметь осуществлять парсинг и конвертацию любых данных, представленных в исходном формате, в данные, представленные в результирующем формате (как с готовыми библиотеками из дополнительного задания №2); • не использовует готовые библиотеки, в том числе регулярные выражения в Python и библиотеки для загрузки файлов.</text:p>
        </text:list-item>
        <text:list-item>
          <text:p text:style-name="P15"><text:soft-page-break/>Дополнительное задание №1 (позволяет набрать +15 процентов от максимального числа баллов БаРС за данную лабораторную). Написать программу на языке Python 3.x или любом другом, которая: 1 • осуществляет парсинг и конвертацию бинароного объекта, полученного в обязательном задании, в новый формат (=сериализацию); • для решения задачи использует формальные грамматики; • не использовует готовые библиотеки, в том числе регулярные выражения в Python и библиотеки для загрузки файлов.</text:p>
        </text:list-item>
        <text:list-item>
          <text:p text:style-name="P15">Дополнительное задание №2 (позволяет набрать +10 процентов от максимального числа баллов БаРС за данную лабораторную). a) Найти готовые библиотеки, осуществляющие аналогичный парсинг и конвертацию файлов (десериализацию и сериализацию). b) Переписать исходный код и код из дополнительного задания №1, применив найденные библиотеки. Регулярные выражения также нельзя использовать. c) Сравнить полученные результаты и объяснить их сходство/различие. Объяснение должно быть отражено в отчёте.</text:p>
        </text:list-item>
        <text:list-item>
          <text:p text:style-name="P15">Дополнительное задание №3 (позволяет набрать +20 процентов от максимального числа баллов БаРС за данную лабораторную). Переписать код из дополнительного задания №1, чтобы серализация происводилась в XML файл.</text:p>
        </text:list-item>
        <text:list-item>
          <text:p text:style-name="P15">Дополнительное задание № 4 (позволяет набрать +5 процентов от максимального числа баллов БаРС за данную лабораторную). a) Используя свою исходную программу из обязательного задания и программы из дополнительных заданий, сравнить стократное время выполнения парсинга + конвертации в цикле. b) Проанализировать полученные результаты и объяснить их сходство/различие. Объяснение должно быть отражено в отчёте.</text:p>
        </text:list-item>
        <text:list-item>
          <text:p text:style-name="P15">Проверить, что все пункты задания выполнены и выполнены верно.</text:p>
        </text:list-item>
        <text:list-item>
          <text:p text:style-name="P15">Написать отчёт о проделанной работе.</text:p>
        </text:list-item>
        <text:list-item>
          <text:p text:style-name="P15">Подготовиться к устным вопросам на защите. </text:p>
        </text:list-item>
      </text:list>
      <text:p text:style-name="P16"/>
      <table:table table:name="Таблица1" table:style-name="Таблица1">
        <table:table-column table:style-name="Таблица1.A" table:number-columns-repeated="4"/>
        <text:soft-page-break/>
        <table:table-row>
          <table:table-cell table:style-name="Таблица1.A1" office:value-type="string">
            <text:p text:style-name="P17">127</text:p>
          </table:table-cell>
          <table:table-cell table:style-name="Таблица1.A1" office:value-type="string">
            <text:p text:style-name="P17">TOML</text:p>
          </table:table-cell>
          <table:table-cell table:style-name="Таблица1.A1" office:value-type="string">
            <text:p text:style-name="P17">YAML</text:p>
          </table:table-cell>
          <table:table-cell table:style-name="Таблица1.A1" office:value-type="string">
            <text:p text:style-name="P18">Понедельник, суббота </text:p>
          </table:table-cell>
        </table:table-row>
      </table:table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df4c9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5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30</meta:editing-cycles>
    <meta:creation-date>2013-12-23T23:15:00</meta:creation-date>
    <dc:date>2025-11-27T23:06:31.714406800</dc:date>
    <meta:editing-duration>PT12H38M12S</meta:editing-duration>
    <meta:generator>LibreOffice/25.8.2.2$Windows_X86_64 LibreOffice_project/d401f2107ccab8f924a8e2df40f573aab7605b6f</meta:generator>
    <meta:document-statistic meta:table-count="1" meta:image-count="0" meta:object-count="0" meta:page-count="5" meta:paragraph-count="33" meta:word-count="512" meta:character-count="3822" meta:non-whitespace-character-count="3343"/>
    <meta:user-defined meta:name="AppVersion">14.0000</meta:user-defined>
    <meta:template xlink:type="simple" xlink:actuate="onRequest" xlink:title="Normal.dotm" xlink:href=""/>
  </office:meta>
</office:document-meta>
</file>